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3D0000040A7B76FEAB258E1859.tif" manifest:media-type="image/tif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42cm, 0c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drawing>
      <draw:page draw:name="page1" draw:style-name="dp1" draw:master-page-name="Padrão">
        <draw:frame draw:name="Content Placeholder 1" draw:style-name="gr1" draw:text-style-name="P1" draw:layer="layout" svg:width="20.378cm" svg:height="12.999cm" svg:x="0.5cm" svg:y="0.5cm">
          <draw:image xlink:href="Pictures/100000010000063D0000040A7B76FEAB258E1859.tif" xlink:type="simple" xlink:show="embed" xlink:actuate="onLoad" draw:mime-type="image/tiff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21.38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6T08:45:47.578814957</meta:creation-date>
    <dc:date>2022-08-23T08:30:59.033194213</dc:date>
    <meta:editing-duration>PT5M12S</meta:editing-duration>
    <meta:editing-cycles>3</meta:editing-cycles>
    <meta:generator>LibreOffice/7.3.5.2$Linux_X86_64 LibreOffice_project/30$Build-2</meta:generator>
    <meta:document-statistic meta:object-count="1"/>
  </office:meta>
</office:document-meta>
</file>